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222222" fo:font-size="12pt" fo:font-weight="bold" officeooo:rsid="001c686c" officeooo:paragraph-rsid="001c686c" style:font-name-asian="Times New Roman" style:font-size-asian="12pt" style:language-asian="en" style:country-asian="IN" style:font-weight-asian="bold" style:font-name-complex="Arial" style:font-size-complex="12pt" style:font-weight-complex="bold"/>
    </style:style>
    <style:style style:name="P2" style:family="paragraph" style:parent-style-name="Standard">
      <style:text-properties fo:color="#222222" fo:font-size="12pt" fo:font-weight="normal" officeooo:rsid="001c686c" officeooo:paragraph-rsid="001c686c" style:font-name-asian="Times New Roman" style:font-size-asian="12pt" style:language-asian="en" style:country-asian="IN" style:font-weight-asian="normal" style:font-name-complex="Ari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222222" style:font-name="Liberation Mono" fo:font-size="10pt" style:text-underline-style="none" fo:font-weight="normal" officeooo:rsid="00214ae5" officeooo:paragraph-rsid="00214ae5" style:font-name-asian="Times New Roman" style:font-size-asian="10pt" style:language-asian="en" style:country-asian="IN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222222" style:font-name="Liberation Mono" fo:font-size="10pt" style:text-underline-style="none" fo:font-weight="normal" officeooo:rsid="00214ae5" officeooo:paragraph-rsid="00298252" style:font-name-asian="Times New Roman" style:font-size-asian="10pt" style:language-asian="en" style:country-asian="IN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22222" style:font-name="Liberation Serif" fo:font-size="12pt" fo:font-weight="normal" officeooo:rsid="001af589" officeooo:paragraph-rsid="0020270b" style:font-name-asian="Times New Roman" style:font-size-asian="12pt" style:language-asian="en" style:country-asian="IN" style:font-weight-asian="normal" style:font-name-complex="Ari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2222" style:font-name="Liberation Serif" fo:font-size="12pt" fo:font-weight="bold" officeooo:rsid="001af589" officeooo:paragraph-rsid="0020270b" style:font-name-asian="Times New Roman" style:font-size-asian="12pt" style:language-asian="en" style:country-asian="IN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222222" style:font-name="Liberation Serif" fo:font-size="12pt" fo:font-weight="bold" officeooo:rsid="00214ae5" officeooo:paragraph-rsid="00214ae5" style:font-name-asian="Times New Roman" style:font-size-asian="12pt" style:language-asian="en" style:country-asian="IN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22222" style:font-name="Liberation Serif" fo:font-size="12pt" style:text-underline-style="none" fo:font-weight="normal" officeooo:rsid="002cc541" officeooo:paragraph-rsid="002cc541" style:font-name-asian="Times New Roman" style:font-size-asian="12pt" style:language-asian="en" style:country-asian="IN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222222" style:font-name="Liberation Serif" fo:font-size="12pt" style:text-underline-style="none" fo:font-weight="normal" officeooo:rsid="002cc541" officeooo:paragraph-rsid="00306ef0" style:font-name-asian="Times New Roman" style:font-size-asian="12pt" style:language-asian="en" style:country-asian="IN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22222" style:font-name="Liberation Serif" fo:font-size="12pt" style:text-underline-style="none" fo:font-weight="normal" officeooo:rsid="00214ae5" officeooo:paragraph-rsid="00214ae5" style:font-name-asian="Times New Roman" style:font-size-asian="12pt" style:language-asian="en" style:country-asian="IN" style:font-weight-asian="normal" style:font-name-complex="Ari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222222" style:font-name="Liberation Serif" fo:font-size="12pt" style:text-underline-style="none" fo:font-weight="bold" officeooo:rsid="002726f4" officeooo:paragraph-rsid="002726f4" style:font-name-asian="Times New Roman" style:font-size-asian="12pt" style:language-asian="en" style:country-asian="IN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222222" style:font-name="Liberation Serif" fo:font-size="14pt" style:text-underline-style="none" fo:font-weight="bold" officeooo:rsid="00243b64" officeooo:paragraph-rsid="00243b64" style:font-name-asian="Times New Roman" style:font-size-asian="14pt" style:language-asian="en" style:country-asian="IN" style:font-weight-asian="bold" style:font-name-complex="Arial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222222" style:font-name="Liberation Serif" fo:font-size="14pt" style:text-underline-style="none" fo:font-weight="bold" officeooo:rsid="00243b64" officeooo:paragraph-rsid="002496fd" style:font-name-asian="Times New Roman" style:font-size-asian="14pt" style:language-asian="en" style:country-asian="IN" style:font-weight-asian="bold" style:font-name-complex="Arial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222222" style:font-name="Liberation Serif" fo:font-size="14pt" style:text-underline-style="none" fo:font-weight="bold" officeooo:rsid="00243b64" officeooo:paragraph-rsid="00214ae5" style:font-name-asian="Times New Roman" style:font-size-asian="14pt" style:language-asian="en" style:country-asian="IN" style:font-weight-asian="bold" style:font-name-complex="Arial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222222" style:font-name="Liberation Serif" fo:font-size="14pt" style:text-underline-style="none" fo:font-weight="bold" officeooo:rsid="002496fd" officeooo:paragraph-rsid="002496fd" style:font-name-asian="Times New Roman" style:font-size-asian="14pt" style:language-asian="en" style:country-asian="IN" style:font-weight-asian="bold" style:font-name-complex="Arial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222222" style:font-name="Liberation Serif" fo:font-size="14pt" style:text-underline-style="none" fo:font-weight="bold" officeooo:rsid="002496fd" officeooo:paragraph-rsid="00370868" style:font-name-asian="Times New Roman" style:font-size-asian="14pt" style:language-asian="en" style:country-asian="IN" style:font-weight-asian="bold" style:font-name-complex="Arial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222222" style:font-name="Liberation Serif" fo:font-size="14pt" style:text-underline-style="none" fo:font-weight="bold" officeooo:rsid="002496fd" officeooo:paragraph-rsid="0038ae2b" style:font-name-asian="Times New Roman" style:font-size-asian="14pt" style:language-asian="en" style:country-asian="IN" style:font-weight-asian="bold" style:font-name-complex="Arial" style:font-size-complex="14pt" style:font-weight-complex="bold"/>
    </style:style>
    <style:style style:name="P18" style:family="paragraph" style:parent-style-name="Standard">
      <style:text-properties style:font-name="Liberation Serif" fo:font-size="12pt" fo:font-weight="bold" officeooo:paragraph-rsid="0020270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20270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paragraph-rsid="0020270b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paragraph-rsid="00214ae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20270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paragraph-rsid="00214ae5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weight="bold" officeooo:rsid="001c686c" officeooo:paragraph-rsid="001c686c" style:font-weight-asian="bold" style:font-weight-complex="bold"/>
    </style:style>
    <style:style style:name="P25" style:family="paragraph" style:parent-style-name="Standard">
      <style:text-properties fo:font-weight="bold" officeooo:rsid="0020270b" officeooo:paragraph-rsid="0020270b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paragraph-rsid="0018cf4b"/>
    </style:style>
    <style:style style:name="P27" style:family="paragraph" style:parent-style-name="Standard">
      <style:text-properties officeooo:paragraph-rsid="0018cf4b"/>
    </style:style>
    <style:style style:name="P28" style:family="paragraph" style:parent-style-name="Standard">
      <style:text-properties officeooo:rsid="001c686c" officeooo:paragraph-rsid="001c686c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12pt"/>
    </style:style>
    <style:style style:name="T1" style:family="text">
      <style:text-properties fo:color="#222222" fo:font-size="12pt" fo:font-weight="bold" style:font-name-asian="Times New Roman" style:font-size-asian="12pt" style:language-asian="en" style:country-asian="IN" style:font-weight-asian="bold" style:font-name-complex="Arial" style:font-size-complex="12pt" style:font-weight-complex="bold"/>
    </style:style>
    <style:style style:name="T2" style:family="text">
      <style:text-properties fo:color="#222222" fo:font-size="12pt" style:font-name-asian="Times New Roman" style:font-size-asian="12pt" style:language-asian="en" style:country-asian="IN" style:font-name-complex="Arial" style:font-size-complex="12pt"/>
    </style:style>
    <style:style style:name="T3" style:family="text">
      <style:text-properties fo:color="#222222" fo:font-size="12pt" officeooo:rsid="0019d092" style:font-name-asian="Times New Roman" style:font-size-asian="12pt" style:language-asian="en" style:country-asian="IN" style:font-name-complex="Arial" style:font-size-complex="12pt"/>
    </style:style>
    <style:style style:name="T4" style:family="text">
      <style:text-properties fo:color="#222222" fo:font-size="12pt" officeooo:rsid="00399bfd" style:font-name-asian="Times New Roman" style:font-size-asian="12pt" style:language-asian="en" style:country-asian="IN" style:font-name-complex="Arial" style:font-size-complex="12pt"/>
    </style:style>
    <style:style style:name="T5" style:family="text">
      <style:text-properties fo:color="#222222" fo:font-size="12pt" fo:font-weight="normal" style:font-name-asian="Times New Roman" style:font-size-asian="12pt" style:language-asian="en" style:country-asian="IN" style:font-weight-asian="normal" style:font-name-complex="Arial" style:font-size-complex="12pt" style:font-weight-complex="normal"/>
    </style:style>
    <style:style style:name="T6" style:family="text">
      <style:text-properties fo:color="#222222" fo:font-size="12pt" fo:font-weight="normal" officeooo:rsid="001dfbc0" style:font-name-asian="Times New Roman" style:font-size-asian="12pt" style:language-asian="en" style:country-asian="IN" style:font-weight-asian="normal" style:font-name-complex="Arial" style:font-size-complex="12pt" style:font-weight-complex="normal"/>
    </style:style>
    <style:style style:name="T7" style:family="text">
      <style:text-properties fo:color="#222222" fo:font-size="12pt" fo:font-weight="normal" officeooo:rsid="001e5003" style:font-name-asian="Times New Roman" style:font-size-asian="12pt" style:language-asian="en" style:country-asian="IN" style:font-weight-asian="normal" style:font-name-complex="Arial" style:font-size-complex="12pt" style:font-weight-complex="normal"/>
    </style:style>
    <style:style style:name="T8" style:family="text">
      <style:text-properties fo:color="#222222" fo:font-size="12pt" fo:font-weight="normal" officeooo:rsid="001e7392" style:font-name-asian="Times New Roman" style:font-size-asian="12pt" style:language-asian="en" style:country-asian="IN" style:font-weight-asian="normal" style:font-name-complex="Arial" style:font-size-complex="12pt" style:font-weight-complex="normal"/>
    </style:style>
    <style:style style:name="T9" style:family="text">
      <style:text-properties fo:color="#222222" fo:font-size="12pt" fo:font-weight="normal" officeooo:rsid="00228b2b" style:font-name-asian="Times New Roman" style:font-size-asian="12pt" style:language-asian="en" style:country-asian="IN" style:font-weight-asian="normal" style:font-name-complex="Arial" style:font-size-complex="12pt" style:font-weight-complex="normal"/>
    </style:style>
    <style:style style:name="T10" style:family="text">
      <style:text-properties fo:color="#222222" fo:font-size="12pt" fo:font-weight="normal" officeooo:rsid="00243b64" style:font-name-asian="Times New Roman" style:font-size-asian="12pt" style:language-asian="en" style:country-asian="IN" style:font-weight-asian="normal" style:font-name-complex="Arial" style:font-size-complex="12pt" style:font-weight-complex="normal"/>
    </style:style>
    <style:style style:name="T11" style:family="text">
      <style:text-properties fo:color="#222222" fo:font-size="12pt" fo:font-weight="normal" officeooo:rsid="00434deb" style:font-name-asian="Times New Roman" style:font-size-asian="12pt" style:language-asian="en" style:country-asian="IN" style:font-weight-asian="normal" style:font-name-complex="Arial" style:font-size-complex="12pt" style:font-weight-complex="normal"/>
    </style:style>
    <style:style style:name="T12" style:family="text">
      <style:text-properties fo:color="#222222" fo:font-size="9.5pt" style:font-name-asian="Times New Roman" style:font-size-asian="9.5pt" style:language-asian="en" style:country-asian="IN" style:font-name-complex="Arial" style:font-size-complex="9.5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8cf4b" style:font-size-asian="14pt" style:font-weight-asian="bold" style:font-size-complex="14pt" style:font-weight-complex="bold"/>
    </style:style>
    <style:style style:name="T15" style:family="text">
      <style:text-properties fo:font-size="12pt" fo:font-weight="normal" officeooo:rsid="0018cf4b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951cf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af589" style:font-size-asian="12pt" style:font-weight-asian="normal" style:font-size-complex="12pt" style:font-weight-complex="normal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496fd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68e5d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726f4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70868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3878a1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8ae2b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02853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44c8ca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463225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4690a6" style:font-size-asian="10.5pt" style:font-weight-asian="normal" style:font-size-complex="12pt" style:font-weight-complex="normal"/>
    </style:style>
    <style:style style:name="T29" style:family="text">
      <style:text-properties fo:font-size="12pt" style:font-size-asian="10.5pt" style:font-size-complex="12pt"/>
    </style:style>
    <style:style style:name="T30" style:family="text">
      <style:text-properties fo:font-size="12pt" officeooo:rsid="002496fd" style:font-size-asian="10.5pt" style:font-size-complex="12pt"/>
    </style:style>
    <style:style style:name="T31" style:family="text">
      <style:text-properties fo:font-size="12pt" officeooo:rsid="0038ae2b" style:font-size-asian="10.5pt" style:font-size-complex="12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7b957" style:font-weight-asian="normal" style:font-weight-complex="normal"/>
    </style:style>
    <style:style style:name="T34" style:family="text">
      <style:text-properties fo:font-weight="normal" officeooo:rsid="003bb98e" style:font-weight-asian="normal" style:font-weight-complex="normal"/>
    </style:style>
    <style:style style:name="T35" style:family="text">
      <style:text-properties officeooo:rsid="0020270b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243b64"/>
    </style:style>
    <style:style style:name="T38" style:family="text">
      <style:text-properties officeooo:rsid="0027b957"/>
    </style:style>
    <style:style style:name="T39" style:family="text">
      <style:text-properties officeooo:rsid="00298252"/>
    </style:style>
    <style:style style:name="T40" style:family="text">
      <style:text-properties style:font-name="Liberation Serif" fo:font-size="12pt" officeooo:rsid="002b4772" style:font-size-asian="12pt" style:font-size-complex="12pt"/>
    </style:style>
    <style:style style:name="T41" style:family="text">
      <style:text-properties style:font-name="Liberation Serif" fo:font-size="12pt" officeooo:rsid="002bca6e" style:font-size-asian="12pt" style:font-size-complex="12pt"/>
    </style:style>
    <style:style style:name="T42" style:family="text">
      <style:text-properties style:font-name="Liberation Serif" fo:font-size="12pt" officeooo:rsid="003dee82" style:font-size-asian="12pt" style:font-size-complex="12pt"/>
    </style:style>
    <style:style style:name="T43" style:family="text">
      <style:text-properties officeooo:rsid="002f25c7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style:text-underline-style="none" fo:font-weight="bold" officeooo:rsid="00214ae5" style:font-weight-asian="bold" style:font-weight-complex="bold"/>
    </style:style>
    <style:style style:name="T46" style:family="text">
      <style:text-properties style:text-underline-style="none" fo:font-weight="normal" style:font-weight-asian="normal" style:font-weight-complex="normal"/>
    </style:style>
    <style:style style:name="T47" style:family="text">
      <style:text-properties style:text-underline-style="none" fo:font-weight="normal" officeooo:rsid="001f2809" style:font-weight-asian="normal" style:font-weight-complex="normal"/>
    </style:style>
    <style:style style:name="T48" style:family="text">
      <style:text-properties officeooo:rsid="003a20ad"/>
    </style:style>
    <style:style style:name="T49" style:family="text">
      <style:text-properties officeooo:rsid="003ccaed"/>
    </style:style>
    <style:style style:name="T50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center" draw:textarea-vertical-align="middle" draw:fit-to-size="shrink-to-fi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 text:c="28"/><text:span text:style-name="T14">CONFIGURATION MANAGEMENT USING PUPPET</text:span></text:p>
      <text:p text:style-name="P26"/>
      <text:p text:style-name="P26"><text:span text:style-name="T14"><text:s text:c="6"/></text:span><text:span text:style-name="T15">In an industry, where there are thousands of machines, it is very difficult to configure ,manage and maintain a </text:span><text:span text:style-name="T16">software manually in a machine. This is where a configuration management tool comes in to picture. This process is eased by using a configuartion management tool which automates the configuration process. There are many </text:span><text:span text:style-name="T17">opensource </text:span><text:span text:style-name="T16">configuration management tools </text:span><text:span text:style-name="T15"><text:s/></text:span><text:span text:style-name="T17">and puppet is one among the most widely used tools.</text:span></text:p>
      <text:p text:style-name="P26"><text:span text:style-name="T13"><text:s/></text:span><text:s text:c="43"/></text:p>
      <text:p text:style-name="P27"><text:span text:style-name="T1"><text:s text:c="7"/>Puppet </text:span><text:span text:style-name="T2">is an open-source configuration management utility. </text:span><text:span text:style-name="T4">It runs on both microsoft windows and many Unix systems and is a cross platform tool.</text:span><text:span text:style-name="T12"> </text:span><text:span text:style-name="T2">It is used to manage IT infrastructure very effectively </text:span><text:span text:style-name="T4">and has a declarative language of its own to define configurations</text:span><text:span text:style-name="T2">. A large number of systems can be configured at once using this tool </text:span><text:span text:style-name="T3">thus saving a lot of time invested in configuration management</text:span><text:span text:style-name="T2">. It uses master-agent communication where master acts as repository of required software packages and is responsible for configuration of Vms.</text:span></text:p>
      <text:p text:style-name="P27"/>
      <text:p text:style-name="P1">The Agent/Master Architecture:</text:p>
      <text:p text:style-name="P1"/>
      <text:p text:style-name="P24"><text:span text:style-name="T2"><text:s text:c="7"/></text:span><text:span text:style-name="T5">The nodes configured to be agents runs the puppet agent application and the server nodes runs the puppet master application. </text:span><text:span text:style-name="T11">Each master can handle any number of <text:s/>agents.</text:span></text:p>
      <text:p text:style-name="P24"/>
      <text:p text:style-name="P24"><text:span text:style-name="T5"><text:s text:c="8"/></text:span><text:span text:style-name="T6">When a request for catlog is received by master from the agent, master analyses the config</text:span><text:span text:style-name="T7">uration</text:span><text:span text:style-name="T6"> to be applied to node and how to apply the configuration on the agent.</text:span><text:span text:style-name="T8">Master then </text:span><text:span text:style-name="T9">gathers</text:span><text:span text:style-name="T8"> all configurations and resources to be applied to </text:span><text:span text:style-name="T10">respective </text:span><text:span text:style-name="T8">node. </text:span><text:span text:style-name="T10">All the gathered configurations are then</text:span><text:span text:style-name="T8"> compile</text:span><text:span text:style-name="T10">d</text:span><text:span text:style-name="T8"> in to catalog. </text:span><text:span text:style-name="T10">The compiled catalog is</text:span><text:span text:style-name="T8"> give</text:span><text:span text:style-name="T10">n</text:span><text:span text:style-name="T8"> to the </text:span><text:span text:style-name="T10">respective </text:span><text:span text:style-name="T8">puppet agent. </text:span></text:p>
      <text:p text:style-name="P2"><text:s text:c="15"/></text:p>
      <text:p text:style-name="P28"><text:s text:c="7"/>Once it receives a catalog, Puppet agent will apply it by checking each resource <text:span text:style-name="T48">that is specified for it in </text:span>the catalog. </text:p>
      <text:p text:style-name="P28"/>
      <text:p text:style-name="P28"><text:s text:c="8"/>After applying the catalog, the agent will submit a report to the Puppet master.</text:p>
      <text:p text:style-name="P28"/>
      <text:p text:style-name="P25">Configuring Master and Agent:</text:p>
      <text:p text:style-name="P25"/>
      <text:p text:style-name="P18">Configuring Puppet Master:</text:p>
      <text:p text:style-name="P19"/>
      <text:p text:style-name="P20"><text:span text:style-name="T36">Step 1 : </text:span><text:span text:style-name="T32">Install puppet master on host machine using the following command:</text:span></text:p>
      <text:p text:style-name="P20"><text:span text:style-name="T32"><text:s text:c="24"/></text:span><text:span text:style-name="T36">apt-get install puppetmaster</text:span></text:p>
      <text:p text:style-name="P22"><text:s text:c="8"/></text:p>
      <text:p text:style-name="P20"><text:span text:style-name="T36">Step 2 : </text:span><text:span text:style-name="T32">Start the puppetmaster using the command:</text:span></text:p>
      <text:p text:style-name="P19"><text:s text:c="24"/>sudo <text:span text:style-name="T37">service puppetmaster</text:span> start</text:p>
      <text:p text:style-name="P19"/>
      <text:p text:style-name="P5"><text:span text:style-name="T36">Step 3</text:span> : Check the status using <text:span text:style-name="T36">service puppetmaster status</text:span></text:p>
      <text:p text:style-name="P5"/>
      <text:p text:style-name="P6">Configuring Puppet <text:span text:style-name="T35">Agent</text:span>:</text:p>
      <text:p text:style-name="P6"/>
      <text:p text:style-name="P20"><text:span text:style-name="T36">Step 1 : </text:span><text:span text:style-name="T32">Install puppet master on host machine using the following command:</text:span></text:p>
      <text:p text:style-name="P20"><text:span text:style-name="T32"><text:s text:c="24"/></text:span><text:span text:style-name="T36">apt-get install puppet</text:span></text:p>
      <text:p text:style-name="P22"><text:s text:c="8"/></text:p>
      <text:p text:style-name="P20"><text:span text:style-name="T36">Step 2 : </text:span><text:span text:style-name="T32">Start the puppetmaster using the command:</text:span></text:p>
      <text:p text:style-name="P19"><text:s text:c="24"/>sudo <text:span text:style-name="T37">service </text:span>puppet start</text:p>
      <text:p text:style-name="P19"/>
      <text:p text:style-name="P5"><text:span text:style-name="T36">Step 3</text:span> : Check the status using <text:span text:style-name="T36">service puppet status</text:span></text:p>
      <text:p text:style-name="P7"><text:soft-page-break/>Post-install steps:</text:p>
      <text:p text:style-name="P21"/>
      <text:p text:style-name="P21"><text:span text:style-name="T44">Step </text:span><text:span text:style-name="T45">1</text:span><text:span text:style-name="T44">:</text:span><text:span text:style-name="T46"> Add the follwing lines in /etc/hosts </text:span><text:span text:style-name="T47">of agent</text:span></text:p>
      <text:p text:style-name="P23"><text:s text:c="10"/></text:p>
      <text:p text:style-name="P10"><text:s text:c="10"/>ipaddress of master <text:s text:c="3"/>puppet</text:p>
      <text:p text:style-name="P10"/>
      <text:p text:style-name="P3"/>
      <text:p text:style-name="P11">PUPPET MASTER DIRECTORY STRUCTURE:</text:p>
      <text:p text:style-name="P11"><text:s text:c="7"/></text:p>
      <text:p text:style-name="P11"><text:span text:style-name="T33">A Specific directory structure has to </text:span><text:span text:style-name="T34">be </text:span><text:span text:style-name="T33">maintained on the puppet master.</text:span></text:p>
      <text:p text:style-name="P11"/>
      <text:p text:style-name="P11"><draw:rect text:anchor-type="paragraph" draw:z-index="0" draw:style-name="gr1" draw:text-style-name="P29" svg:width="2.62cm" svg:height="1.006cm" svg:x="7.454cm" svg:y="0.169cm"><text:p text:style-name="P29">/etc/puppet</text:p></draw:rect><text:span text:style-name="T33"> <text:s text:c="7"/></text:span></text:p>
      <text:p text:style-name="P11"><text:span text:style-name="T33"><text:s text:c="49"/></text:span></text:p>
      <text:p text:style-name="P3"><draw:line text:anchor-type="paragraph" draw:z-index="1" draw:style-name="gr2" draw:text-style-name="P29" svg:x1="8.724cm" svg:y1="0.201cm" svg:x2="8.724cm" svg:y2="0.896cm"><text:p/></draw:line></text:p>
      <text:p text:style-name="P3"/>
      <text:p text:style-name="P3"><draw:line text:anchor-type="paragraph" draw:z-index="2" draw:style-name="gr2" draw:text-style-name="P29" svg:x1="4.967cm" svg:y1="0.148cm" svg:x2="12.534cm" svg:y2="0.095cm"><text:p/></draw:line><draw:line text:anchor-type="paragraph" draw:z-index="3" draw:style-name="gr2" draw:text-style-name="P29" svg:x1="4.967cm" svg:y1="0.095cm" svg:x2="4.967cm" svg:y2="0.968cm"><text:p/></draw:line><draw:line text:anchor-type="paragraph" draw:z-index="4" draw:style-name="gr2" draw:text-style-name="P29" svg:x1="7.639cm" svg:y1="0.148cm" svg:x2="7.639cm" svg:y2="0.995cm"><text:p/></draw:line><draw:line text:anchor-type="paragraph" draw:z-index="5" draw:style-name="gr2" draw:text-style-name="P29" svg:x1="10.1cm" svg:y1="0.095cm" svg:x2="10.1cm" svg:y2="1.021cm"><text:p/></draw:line><draw:line text:anchor-type="paragraph" draw:z-index="6" draw:style-name="gr2" draw:text-style-name="P29" svg:x1="12.534cm" svg:y1="0.095cm" svg:x2="12.534cm" svg:y2="1.074cm"><text:p/></draw:line></text:p>
      <text:p text:style-name="P3"/>
      <text:p text:style-name="P3"><draw:rect text:anchor-type="paragraph" draw:z-index="7" draw:style-name="gr3" draw:text-style-name="P29" svg:width="2.091cm" svg:height="0.927cm" svg:x="3.909cm" svg:y="0.141cm"><text:p text:style-name="P29">Modules</text:p></draw:rect><draw:rect text:anchor-type="paragraph" draw:z-index="8" draw:style-name="gr4" draw:text-style-name="P29" svg:width="1.985cm" svg:height="0.953cm" svg:x="6.608cm" svg:y="0.115cm"><text:p text:style-name="P29">Files</text:p></draw:rect><draw:rect text:anchor-type="paragraph" draw:z-index="9" draw:style-name="gr4" draw:text-style-name="P30" svg:width="2.225cm" svg:height="0.902cm" svg:x="9.174cm" svg:y="0.168cm"><text:p text:style-name="P30">Manifests</text:p></draw:rect><draw:rect text:anchor-type="paragraph" draw:z-index="10" draw:style-name="gr4" draw:text-style-name="P30" svg:width="1.96cm" svg:height="1.006cm" svg:x="11.793cm" svg:y="0.115cm"><text:p text:style-name="P30">Templates</text:p></draw:rect></text:p>
      <text:p text:style-name="P3"/>
      <text:p text:style-name="P3"><draw:line text:anchor-type="paragraph" draw:z-index="12" draw:style-name="gr2" draw:text-style-name="P29" svg:x1="4.967cm" svg:y1="0.266cm" svg:x2="4.967cm" svg:y2="1.113cm"><text:p/></draw:line><draw:line text:anchor-type="paragraph" draw:z-index="11" draw:style-name="gr2" draw:text-style-name="P29" svg:x1="10.179cm" svg:y1="0.268cm" svg:x2="10.179cm" svg:y2="0.795cm"><text:p/></draw:line></text:p>
      <text:p text:style-name="P3"/>
      <text:p text:style-name="P4"><draw:rect text:anchor-type="paragraph" draw:z-index="19" draw:style-name="gr4" draw:text-style-name="P30" svg:width="4.077cm" svg:height="0.981cm" svg:x="3.062cm" svg:y="0.018cm"><text:p text:style-name="P29"><text:span text:style-name="T50">Configuration Module</text:span></text:p></draw:rect> <text:s text:c="44"/><text:span text:style-name="T38">site.pp</text:span></text:p>
      <text:p text:style-name="P3"/>
      <text:p text:style-name="P3"><draw:line text:anchor-type="paragraph" draw:z-index="20" draw:style-name="gr2" draw:text-style-name="P29" svg:x1="5.02cm" svg:y1="0.196cm" svg:x2="5.02cm" svg:y2="0.766cm"><text:p/></draw:line> <text:s text:c="18"/></text:p>
      <text:p text:style-name="P3"><draw:line text:anchor-type="paragraph" draw:z-index="13" draw:style-name="gr2" draw:text-style-name="P29" svg:x1="3.221cm" svg:y1="0.127cm" svg:x2="6.74cm" svg:y2="0.127cm"><text:p/></draw:line><draw:line text:anchor-type="paragraph" draw:z-index="14" draw:style-name="gr2" draw:text-style-name="P30" svg:x1="5.019cm" svg:y1="0.364cm" svg:x2="5.047cm" svg:y2="1.425cm"><text:p/></draw:line><draw:line text:anchor-type="paragraph" draw:z-index="15" draw:style-name="gr2" draw:text-style-name="P29" svg:x1="6.74cm" svg:y1="0.127cm" svg:x2="6.766cm" svg:y2="1.371cm"><text:p/></draw:line><draw:line text:anchor-type="paragraph" draw:z-index="21" draw:style-name="gr2" draw:text-style-name="P29" svg:x1="3.221cm" svg:y1="0.127cm" svg:x2="3.221cm" svg:y2="0.577cm"><text:p/></draw:line></text:p>
      <text:p text:style-name="P3"><draw:rect text:anchor-type="paragraph" draw:z-index="17" draw:style-name="gr4" draw:text-style-name="P29" svg:width="1.826cm" svg:height="0.874cm" svg:x="4.332cm" svg:y="0.229cm"><text:p text:style-name="P29">Files</text:p></draw:rect><draw:rect text:anchor-type="paragraph" draw:z-index="18" draw:style-name="gr4" draw:text-style-name="P29" svg:width="1.773cm" svg:height="0.847cm" svg:x="6.316cm" svg:y="0.256cm"><text:p text:style-name="P29">Templates</text:p></draw:rect><draw:rect text:anchor-type="paragraph" draw:z-index="16" draw:style-name="gr4" draw:text-style-name="P30" svg:width="1.749cm" svg:height="0.902cm" svg:x="2.425cm" svg:y="0.176cm"><text:p text:style-name="P30">Manifests</text:p></draw:rect> <text:s text:c="44"/></text:p>
      <text:p text:style-name="P3"/>
      <text:p text:style-name="P3"><draw:line text:anchor-type="paragraph" draw:z-index="22" draw:style-name="gr2" draw:text-style-name="P29" svg:x1="3.3cm" svg:y1="0.277cm" svg:x2="3.3cm" svg:y2="0.794cm"><text:p/></draw:line><draw:line text:anchor-type="paragraph" draw:z-index="23" draw:style-name="gr2" draw:text-style-name="P29" svg:x1="5.126cm" svg:y1="0.302cm" svg:x2="5.126cm" svg:y2="0.768cm"><text:p/></draw:line><draw:line text:anchor-type="paragraph" draw:z-index="24" draw:style-name="gr2" draw:text-style-name="P29" svg:x1="6.872cm" svg:y1="0.302cm" svg:x2="6.872cm" svg:y2="0.847cm"><text:p/></draw:line></text:p>
      <text:p text:style-name="P3"/>
      <text:p text:style-name="P4"><text:s text:c="13"/><text:span text:style-name="T39">init.pp <text:s/>Files <text:s text:c="3"/>Template</text:span></text:p>
      <text:p text:style-name="P4"><text:span text:style-name="T39"><text:s text:c="22"/>Repo <text:s text:c="4"/>definitions</text:span></text:p>
      <text:p text:style-name="P4"><text:span text:style-name="T40">Node definitions:</text:span></text:p>
      <text:p text:style-name="P4"><text:span text:style-name="T40"><text:s text:c="18"/></text:span></text:p>
      <text:p text:style-name="P4"><text:span text:style-name="T40"><text:s text:c="7"/>The list of agent nodes and the configuration to be pulled by them are listed in the <text:s text:c="6"/>/etc/puppet/manifests/site.pp. </text:span><text:span text:style-name="T42">The node name of each node is specified and the required configuration classes are included in that node. </text:span><text:span text:style-name="T41">The agent can pull the configuration only if its node is defined and a configuration is specified for it in site.pp.</text:span></text:p>
      <text:p text:style-name="P4"/>
      <text:p text:style-name="P8">Config<text:span text:style-name="T49">uration</text:span> Modules:</text:p>
      <text:p text:style-name="P8"><text:s text:c="5"/></text:p>
      <text:p text:style-name="P9"><text:s text:c="7"/>For each software configuration a separ<text:span text:style-name="T43">ate module has to be written. Each individual module consists of three sub modules namely manifests, files and templates. </text:span></text:p>
      <text:p text:style-name="P9"/>
      <text:p text:style-name="P9"><text:span text:style-name="T43"><text:s text:c="7"/>Manifests consists of init.pp which contains the class definitions for configuring the softwares. <text:s text:c="12"/></text:span></text:p>
      <text:p text:style-name="P9"/>
      <text:p text:style-name="P9"><text:span text:style-name="T43"><text:s text:c="7"/>Files acts as a repository holding all the required packages and files used to install softwares. <text:s text:c="2"/></text:span></text:p>
      <text:p text:style-name="P9"/>
      <text:p text:style-name="P9"><text:span text:style-name="T43"><text:s text:c="7"/>Templates consists of some template definition files with an extension of .erb</text:span></text:p>
      <text:p text:style-name="P8"/>
      <text:p text:style-name="P8"><text:s text:c="5"/></text:p>
      <text:p text:style-name="P4"/>
      <text:p text:style-name="P4"><text:span text:style-name="T41"><text:s text:c="19"/></text:span></text:p>
      <text:p text:style-name="P3"/>
      <text:p text:style-name="P3"/>
      <text:p text:style-name="P14"/>
      <text:p text:style-name="P12"/>
      <text:p text:style-name="P12"><text:soft-page-break/>Working:</text:p>
      <text:p text:style-name="P12"/>
      <text:p text:style-name="P12"><text:s text:c="6"/><text:span text:style-name="T18">The communication between master and agent happens through a Secured Socket Layer(SSL). When the agent tries to connect to master for the first time a certificate is generated.The master will then sign the certificate. The communicatuion will not happen until and unless the certificate is signed on the master's side.</text:span></text:p>
      <text:p text:style-name="P12"><text:span text:style-name="T18"><text:s text:c="3"/></text:span></text:p>
      <text:p text:style-name="P12"><text:span text:style-name="T18">The following are the commands to check the certificates on the master:</text:span></text:p>
      <text:p text:style-name="P12"><text:span text:style-name="T18"/></text:p>
      <text:p text:style-name="P12"><text:span text:style-name="T18"><text:s text:c="7"/>To check the unsigned certificates on the master:</text:span></text:p>
      <text:p text:style-name="P12"><text:span text:style-name="T18"/></text:p>
      <text:p text:style-name="P13"><text:span text:style-name="T18"><text:s text:c="15"/></text:span><text:span text:style-name="T30">sudo puppet cert list</text:span></text:p>
      <text:p text:style-name="P13"><text:span text:style-name="T19"/></text:p>
      <text:p text:style-name="P15"><text:span text:style-name="T18"><text:s text:c="8"/>To check both signed and unsigned certificates:</text:span></text:p>
      <text:p text:style-name="P15"><text:span text:style-name="T18"><text:s text:c="8"/></text:span></text:p>
      <text:p text:style-name="P15"><text:span text:style-name="T18"><text:s text:c="15"/></text:span><text:span text:style-name="T29">sudo puppetmaster cert list –all</text:span><text:span text:style-name="T18"> (the certificates with a '+' sign are the signed ones and remaining are the unsigned ones).</text:span></text:p>
      <text:p text:style-name="P15"/>
      <text:p text:style-name="P15"><text:span text:style-name="T18"><text:s text:c="8"/></text:span><text:span text:style-name="T20">Once the certificate is signed, the agent will be able to pull its respective configuration from the master. </text:span><text:span text:style-name="T21">The following is the command used by agent to pull the configuration from the master:</text:span></text:p>
      <text:p text:style-name="P15"><text:span text:style-name="T21"><text:s/></text:span></text:p>
      <text:p text:style-name="P15"><text:span text:style-name="T21"><text:s text:c="9"/>sudo puppet agent --test <text:s/>--server master_name </text:span></text:p>
      <text:p text:style-name="P15"><text:span text:style-name="T21"><text:s text:c="40"/>(or)</text:span></text:p>
      <text:p text:style-name="P15"><text:span text:style-name="T21"><text:s text:c="9"/>sudo puppet agent -t</text:span></text:p>
      <text:p text:style-name="P15"/>
      <text:p text:style-name="P16"><text:span text:style-name="T22">RUN INTERVAL:</text:span></text:p>
      <text:p text:style-name="P16"><text:span text:style-name="T22"><text:s text:c="10"/></text:span></text:p>
      <text:p text:style-name="P16"><text:span text:style-name="T22"><text:s text:c="10"/>It is the time interval specified for the puppet agent to pull the configuration </text:span><text:span text:style-name="T23">from master </text:span><text:span text:style-name="T22">periodic</text:span><text:span text:style-name="T25">a</text:span><text:span text:style-name="T22">lly. The default run interval for any puppet agent is 30 min. i.e; for every 30 min the agent pulls the configuration from </text:span><text:span text:style-name="T23">t</text:span><text:span text:style-name="T22">he master automatically. If any new changes are made in master </text:span><text:span text:style-name="T23">then the changes are pulled by agent for every 30 min.</text:span></text:p>
      <text:p text:style-name="P16"><text:span text:style-name="T23"/></text:p>
      <text:p text:style-name="P15"><text:s text:c="3"/><text:span text:style-name="T23"><text:s text:c="6"/>We </text:span><text:span text:style-name="T24">can </text:span><text:span text:style-name="T26">set </text:span><text:span text:style-name="T24">the default run interval by </text:span><text:span text:style-name="T27">running</text:span><text:span text:style-name="T24"> the following command </text:span><text:span text:style-name="T28">on the puppet agent</text:span><text:span text:style-name="T24">:</text:span></text:p>
      <text:p text:style-name="P17"><text:span text:style-name="T24"><text:s text:c="16"/></text:span><text:span text:style-name="T31">puppet config set runinterval runinterval_in_seconds</text:span></text:p>
      <text:p text:style-name="P15"><text:span text:style-name="T24"><text:s text:c="16"/></text:span></text:p>
      <text:p text:style-name="P15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5:43:57.167011212</meta:creation-date>
    <dc:date>2015-08-26T17:36:38.738781725</dc:date>
    <meta:editing-duration>PT5H52M1S</meta:editing-duration>
    <meta:editing-cycles>45</meta:editing-cycles>
    <meta:generator>LibreOffice/4.2.4.2$Linux_X86_64 LibreOffice_project/420m0$Build-2</meta:generator>
    <meta:document-statistic meta:table-count="0" meta:image-count="0" meta:object-count="0" meta:page-count="3" meta:paragraph-count="71" meta:word-count="771" meta:character-count="5575" meta:non-whitespace-character-count="4072"/>
  </office:meta>
</office:document-meta>
</file>